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5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6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8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14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EP # 88: New functions to get remote files</text:h>
      <text:p text:style-name="P4"/>
      <text:p text:style-name="P2"/>
      <text:p text:style-name="P2">Version:1.0</text:p>
      <text:p text:style-name="P2">Author: Sylvestre Ledru</text:p>
      <text:p text:style-name="P2">State: Merged</text:p>
      <text:p text:style-name="P2">Scilab-Version: Scilab 5.5.0</text:p>
      <text:p text:style-name="P2">Created: January 24<text:span text:style-name="T1">th</text:span>, 2013</text:p>
      <text:p text:style-name="P4"/>
      <text:p text:style-name="P2"/>
      <text:h text:style-name="P14" text:outline-level="3">Abstract</text:h>
      <text:p text:style-name="P3">This document presents three new functions to retrieve remote files from a URL.</text:p>
      <text:p text:style-name="P3"/>
      <text:h text:style-name="P14" text:outline-level="3">Rationale</text:h>
      <text:h text:style-name="P8" text:outline-level="3">Scilab is more and more used as part of workflows. In some cases, remote dataset or files need to be accessed during the Scilab process. </text:h>
      <text:h text:style-name="P8" text:outline-level="3">The goal of this SEP is to propose the introduction of three new functions:</text:h>
      <text:list xml:id="list10494654701" text:style-name="L1">
        <text:list-item>
          <text:h text:style-name="P7" text:outline-level="3"><text:span text:style-name="T4">getURLcontent </text:span><text:span text:style-name="T3">- Return the content of an URL (HTTP, HTTPS, FTP...) </text:span></text:h>
          <text:h text:style-name="P9" text:outline-level="3">Profiles:</text:h>
          <text:h text:style-name="P10" text:outline-level="3">filename = getURL(URL [, targetDir [, username [, password]]]); </text:h>
          <text:h text:style-name="P10" text:outline-level="3">filename = getURL(URL [, targetFile [, username [, password]]]); </text:h>
        </text:list-item>
      </text:list>
      <text:h text:style-name="P11" text:outline-level="3"/>
      <text:list xml:id="list1517991303" text:continue-numbering="true" text:style-name="L1">
        <text:list-item>
          <text:h text:style-name="P7" text:outline-level="3"><text:span text:style-name="T4">getURL</text:span><text:span text:style-name="T3"> - Download an URL (HTTP, HTTPS, FTP...)</text:span></text:h>
          <text:h text:style-name="P9" text:outline-level="3">Profile:</text:h>
          <text:h text:style-name="P10" text:outline-level="3">output = getURLcontent(URL [, username, [, password]]);</text:h>
          <text:h text:style-name="P9" text:outline-level="3"/>
        </text:list-item>
        <text:list-item>
          <text:h text:style-name="P7" text:outline-level="3"><text:span text:style-name="T4">splitURL </text:span><text:span text:style-name="T3">- Split a URL (HTTP, HTTPS, FTP...) </text:span></text:h>
          <text:h text:style-name="P9" text:outline-level="3">Profile:</text:h>
          <text:h text:style-name="P10" text:outline-level="3">[proto, server, path, query, username, port, fragment] = splitURL(URL); </text:h>
        </text:list-item>
      </text:list>
      <text:h text:style-name="P11" text:outline-level="3"/>
      <text:h text:style-name="P8" text:outline-level="3"/>
      <text:h text:style-name="P8" text:outline-level="3"><text:s text:c="4"/></text:h>
      <text:h text:style-name="P14" text:outline-level="3">Technical aspects</text:h>
      <text:h text:style-name="P12" text:outline-level="3">The feature will be based on the CURL library (<text:a xlink:type="simple" xlink:href="http://curl.haxx.se/">http://curl.haxx.se/</text:a>), this library is widely used for such use cases and available on any operating system and already packaged in any distribution.</text:h>
      <text:h text:style-name="P12" text:outline-level="3">SplitURL is based on libxml (already included and used in Scilab).</text:h>
      <text:h text:style-name="P14" text:outline-level="3">Note</text:h>
      <text:h text:style-name="P12" text:outline-level="3">ATOMS is currently using unix_w to curl or wget binaries to retrieve the original tarball. Thanks to the implementation of these functions, the Scilab code and packaging will be improved.</text:h>
      <text:h text:style-name="P12" text:outline-level="3"/>
      <text:h text:style-name="P14" text:outline-level="3"><text:soft-page-break/>Changelog</text:h>
      <text:p text:style-name="P5"><text:tab/><text:span text:style-name="T2">1.0 – Initial Version </text:span></text:p>
      <text:h text:style-name="P14" text:outline-level="3">Copyright</text:h>
      <text:p text:style-name="P1"><text:tab/>This document has been placed under the license CeCILL-B.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2-12T10:07:58</dc:date>
    <meta:editing-duration>PT1H20M24S</meta:editing-duration>
    <meta:editing-cycles>30</meta:editing-cycles>
    <meta:generator>LibreOffice/3.5$Linux_X86_64 LibreOffice_project/350m1$Build-2</meta:generator>
    <meta:document-statistic meta:table-count="0" meta:image-count="0" meta:object-count="0" meta:page-count="2" meta:paragraph-count="31" meta:word-count="240" meta:character-count="1475" meta:non-whitespace-character-count="1262"/>
  </office:meta>
</office:document-meta>
</file>